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8e29d" officeooo:paragraph-rsid="0008e29d"/>
    </style:style>
    <style:style style:name="P2" style:family="paragraph" style:parent-style-name="Standard">
      <style:text-properties fo:color="#c9211e" loext:opacity="100%" officeooo:rsid="0008e29d" officeooo:paragraph-rsid="0008e29d"/>
    </style:style>
    <style:style style:name="P3" style:family="paragraph" style:parent-style-name="Standard">
      <style:text-properties fo:color="#c9211e" loext:opacity="100%" officeooo:rsid="000fb079" officeooo:paragraph-rsid="000fb079"/>
    </style:style>
    <style:style style:name="P4" style:family="paragraph" style:parent-style-name="Standard">
      <style:text-properties fo:color="#ffd428" loext:opacity="100%" officeooo:rsid="0008e29d" officeooo:paragraph-rsid="0008e29d"/>
    </style:style>
    <style:style style:name="P5" style:family="paragraph" style:parent-style-name="Standard">
      <style:text-properties fo:color="#00a933" loext:opacity="100%" officeooo:rsid="0008e29d" officeooo:paragraph-rsid="0008e29d"/>
    </style:style>
    <style:style style:name="P6" style:family="paragraph" style:parent-style-name="Standard">
      <style:text-properties fo:color="#000000" loext:opacity="100%" officeooo:rsid="000ba1e1" officeooo:paragraph-rsid="000ba1e1"/>
    </style:style>
    <style:style style:name="P7" style:family="paragraph" style:parent-style-name="Standard">
      <style:text-properties fo:color="#000000" loext:opacity="100%" officeooo:rsid="000bf341" officeooo:paragraph-rsid="000bf341"/>
    </style:style>
    <style:style style:name="P8" style:family="paragraph" style:parent-style-name="Standard">
      <style:text-properties fo:color="#000000" loext:opacity="100%" fo:font-weight="normal" officeooo:rsid="000bf341" officeooo:paragraph-rsid="000bf341" style:font-weight-asian="normal" style:font-weight-complex="normal"/>
    </style:style>
    <style:style style:name="P9" style:family="paragraph" style:parent-style-name="Standard">
      <style:text-properties fo:color="#000000" loext:opacity="100%" fo:font-weight="normal" officeooo:rsid="000f98e3" officeooo:paragraph-rsid="000f98e3" style:font-weight-asian="normal" style:font-weight-complex="normal"/>
    </style:style>
    <style:style style:name="P10" style:family="paragraph" style:parent-style-name="Standard">
      <style:text-properties fo:color="#000000" loext:opacity="100%" fo:font-weight="normal" officeooo:rsid="0018199a" officeooo:paragraph-rsid="0018199a" style:font-weight-asian="normal" style:font-weight-complex="normal"/>
    </style:style>
    <style:style style:name="P11" style:family="paragraph" style:parent-style-name="Standard">
      <style:text-properties fo:color="#000000" loext:opacity="100%" fo:font-weight="normal" officeooo:rsid="001a0d65" officeooo:paragraph-rsid="001a0d65" style:font-weight-asian="normal" style:font-weight-complex="normal"/>
    </style:style>
    <style:style style:name="P12" style:family="paragraph" style:parent-style-name="Standard">
      <style:text-properties fo:color="#000000" loext:opacity="100%" fo:font-weight="normal" officeooo:rsid="001c6a94" officeooo:paragraph-rsid="001c6a94" style:font-weight-asian="normal" style:font-weight-complex="normal"/>
    </style:style>
    <style:style style:name="P13" style:family="paragraph" style:parent-style-name="Standard">
      <style:text-properties fo:color="#000000" loext:opacity="100%" officeooo:rsid="000d1099" officeooo:paragraph-rsid="000d1099"/>
    </style:style>
    <style:style style:name="P14" style:family="paragraph" style:parent-style-name="Standard">
      <style:text-properties fo:color="#000000" loext:opacity="100%" officeooo:rsid="000fb079" officeooo:paragraph-rsid="000fb079"/>
    </style:style>
    <style:style style:name="P15" style:family="paragraph" style:parent-style-name="Standard">
      <style:text-properties fo:color="#000000" loext:opacity="100%" officeooo:rsid="0015286a" officeooo:paragraph-rsid="0015286a"/>
    </style:style>
    <style:style style:name="P16" style:family="paragraph" style:parent-style-name="Standard">
      <style:text-properties fo:color="#395511" loext:opacity="100%" officeooo:rsid="000bf341" officeooo:paragraph-rsid="000bf341"/>
    </style:style>
    <style:style style:name="P17" style:family="paragraph" style:parent-style-name="Standard">
      <style:text-properties fo:color="#395511" loext:opacity="100%" officeooo:rsid="0012b19c" officeooo:paragraph-rsid="0012b19c"/>
    </style:style>
    <style:style style:name="P18" style:family="paragraph" style:parent-style-name="Standard">
      <style:text-properties fo:color="#d4ea6b" loext:opacity="100%" fo:font-weight="normal" officeooo:rsid="000bf341" officeooo:paragraph-rsid="000bf341" style:font-weight-asian="normal" style:font-weight-complex="normal"/>
    </style:style>
    <style:style style:name="P19" style:family="paragraph" style:parent-style-name="Standard">
      <style:text-properties fo:color="#ffd428" loext:opacity="100%" officeooo:rsid="0008e29d" officeooo:paragraph-rsid="0008e29d"/>
    </style:style>
    <style:style style:name="P20" style:family="paragraph" style:parent-style-name="Standard">
      <style:text-properties fo:color="#ffd428" loext:opacity="100%" officeooo:rsid="0021f569" officeooo:paragraph-rsid="0021f569"/>
    </style:style>
    <style:style style:name="P21" style:family="paragraph" style:parent-style-name="Standard">
      <style:text-properties fo:color="#000000" loext:opacity="100%" officeooo:rsid="000bf341" officeooo:paragraph-rsid="000bf34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color="#5983b0" loext:opacity="100%"/>
    </style:style>
    <style:style style:name="T4" style:family="text">
      <style:text-properties fo:color="#5983b0" loext:opacity="100%" style:text-underline-style="solid" style:text-underline-width="auto" style:text-underline-color="font-color"/>
    </style:style>
    <style:style style:name="T5" style:family="text">
      <style:text-properties fo:color="#5983b0" loext:opacity="100%" style:text-underline-style="none"/>
    </style:style>
    <style:style style:name="T6" style:family="text">
      <style:text-properties fo:color="#c9211e" loext:opacity="100%" style:text-underline-style="solid" style:text-underline-width="auto" style:text-underline-color="font-color"/>
    </style:style>
    <style:style style:name="T7" style:family="text">
      <style:text-properties fo:color="#2a6099" loext:opacity="100%" style:text-underline-style="none"/>
    </style:style>
    <style:style style:name="T8" style:family="text">
      <style:text-properties fo:color="#2a6099" loext:opacity="100%" style:text-underline-style="solid" style:text-underline-width="auto" style:text-underline-color="font-color"/>
    </style:style>
    <style:style style:name="T9" style:family="text">
      <style:text-properties fo:color="#ffd428" loext:opacity="100%" style:text-underline-style="solid" style:text-underline-width="auto" style:text-underline-color="font-color"/>
    </style:style>
    <style:style style:name="T10" style:family="text">
      <style:text-properties officeooo:rsid="000bf341"/>
    </style:style>
    <style:style style:name="T11" style:family="text">
      <style:text-properties fo:color="#800080" loext:opacity="100%"/>
    </style:style>
    <style:style style:name="T12" style:family="text">
      <style:text-properties fo:color="#800080" loext:opacity="100%" style:text-underline-style="solid" style:text-underline-width="auto" style:text-underline-color="font-color"/>
    </style:style>
    <style:style style:name="T13" style:family="text">
      <style:text-properties fo:color="#800080" loext:opacity="100%" style:text-underline-style="none" officeooo:rsid="000f98e3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style:text-underline-style="none" officeooo:rsid="00139a82"/>
    </style:style>
    <style:style style:name="T16" style:family="text">
      <style:text-properties fo:color="#000000" loext:opacity="100%" style:text-underline-style="solid" style:text-underline-width="auto" style:text-underline-color="font-color"/>
    </style:style>
    <style:style style:name="T17" style:family="text">
      <style:text-properties fo:color="#000000" loext:opacity="100%" style:text-underline-style="solid" style:text-underline-width="auto" style:text-underline-color="font-color" officeooo:rsid="000bf341"/>
    </style:style>
    <style:style style:name="T18" style:family="text">
      <style:text-properties fo:color="#000000" loext:opacity="100%" officeooo:rsid="000bf341"/>
    </style:style>
    <style:style style:name="T19" style:family="text">
      <style:text-properties fo:color="#000000" loext:opacity="100%" fo:font-weight="bold" style:font-weight-asian="bold" style:font-weight-complex="bold"/>
    </style:style>
    <style:style style:name="T20" style:family="text">
      <style:text-properties fo:color="#000000" loext:opacity="100%" fo:font-weight="normal" style:font-weight-asian="normal" style:font-weight-complex="normal"/>
    </style:style>
    <style:style style:name="T21" style:family="text">
      <style:text-properties fo:color="#000000" loext:opacity="100%" officeooo:rsid="0015286a"/>
    </style:style>
    <style:style style:name="T22" style:family="text">
      <style:text-properties fo:color="#ff972f" loext:opacity="100%"/>
    </style:style>
    <style:style style:name="T23" style:family="text">
      <style:text-properties fo:color="#ff972f" loext:opacity="100%" style:text-underline-style="solid" style:text-underline-width="auto" style:text-underline-color="font-color"/>
    </style:style>
    <style:style style:name="T24" style:family="text">
      <style:text-properties fo:color="#ff972f" loext:opacity="100%" officeooo:rsid="00139a82"/>
    </style:style>
    <style:style style:name="T25" style:family="text">
      <style:text-properties fo:color="#d4ea6b" loext:opacity="100%"/>
    </style:style>
    <style:style style:name="T26" style:family="text">
      <style:text-properties fo:color="#d4ea6b" loext:opacity="100%" style:text-underline-style="solid" style:text-underline-width="auto" style:text-underline-color="font-color"/>
    </style:style>
    <style:style style:name="T27" style:family="text">
      <style:text-properties fo:color="#ff4000" loext:opacity="100%"/>
    </style:style>
    <style:style style:name="T28" style:family="text">
      <style:text-properties fo:color="#ff4000" loext:opacity="100%" style:text-underline-style="solid" style:text-underline-width="auto" style:text-underline-color="font-color"/>
    </style:style>
    <style:style style:name="T29" style:family="text">
      <style:text-properties fo:color="#ff3838" loext:opacity="100%" style:text-underline-style="solid" style:text-underline-width="auto" style:text-underline-color="font-color"/>
    </style:style>
    <style:style style:name="T30" style:family="text">
      <style:text-properties fo:color="#ff6dfa" loext:opacity="100%"/>
    </style:style>
    <style:style style:name="T31" style:family="text">
      <style:text-properties fo:color="#ff6dfa" loext:opacity="100%" style:text-underline-style="solid" style:text-underline-width="auto" style:text-underline-color="font-color"/>
    </style:style>
    <style:style style:name="T32" style:family="text">
      <style:text-properties fo:color="#780373" loext:opacity="100%"/>
    </style:style>
    <style:style style:name="T33" style:family="text">
      <style:text-properties fo:color="#780373" loext:opacity="100%" style:text-underline-style="solid" style:text-underline-width="auto" style:text-underline-color="font-color"/>
    </style:style>
    <style:style style:name="T34" style:family="text">
      <style:text-properties fo:color="#780373" loext:opacity="100%" style:text-underline-style="none"/>
    </style:style>
    <style:style style:name="T35" style:family="text">
      <style:text-properties fo:color="#780373" loext:opacity="100%" officeooo:rsid="0014688b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14688b" style:font-weight-asian="normal" style:font-weight-complex="normal"/>
    </style:style>
    <style:style style:name="T38" style:family="text">
      <style:text-properties fo:color="#395511" loext:opacity="100%"/>
    </style:style>
    <style:style style:name="T39" style:family="text">
      <style:text-properties fo:color="#395511" loext:opacity="100%" fo:font-weight="bold" style:font-weight-asian="bold" style:font-weight-complex="bold"/>
    </style:style>
    <style:style style:name="T40" style:family="text">
      <style:text-properties fo:color="#395511" loext:opacity="100%" style:text-underline-style="solid" style:text-underline-width="auto" style:text-underline-color="font-color" officeooo:rsid="0016c768"/>
    </style:style>
    <style:style style:name="T41" style:family="text">
      <style:text-properties fo:color="#3ddeef" loext:opacity="100%"/>
    </style:style>
    <style:style style:name="T42" style:family="text">
      <style:text-properties fo:color="#3ddeef" loext:opacity="100%" style:text-underline-style="solid" style:text-underline-width="auto" style:text-underline-color="font-color"/>
    </style:style>
    <style:style style:name="T43" style:family="text">
      <style:text-properties fo:color="#3ddeef" loext:opacity="100%" style:text-underline-style="solid" style:text-underline-width="auto" style:text-underline-color="font-color" officeooo:rsid="0016c768"/>
    </style:style>
    <style:style style:name="T44" style:family="text">
      <style:text-properties officeooo:rsid="0016c768"/>
    </style:style>
    <style:style style:name="T45" style:family="text">
      <style:text-properties fo:color="#b56023" loext:opacity="100%"/>
    </style:style>
    <style:style style:name="T46" style:family="text">
      <style:text-properties fo:color="#364856" loext:opacity="100%"/>
    </style:style>
    <style:style style:name="T47" style:family="text">
      <style:text-properties fo:color="#364856" loext:opacity="100%" officeooo:rsid="001a0d65"/>
    </style:style>
    <style:style style:name="T48" style:family="text">
      <style:text-properties fo:color="#364856" loext:opacity="100%" style:text-underline-style="solid" style:text-underline-width="auto" style:text-underline-color="font-color"/>
    </style:style>
    <style:style style:name="T49" style:family="text">
      <style:text-properties officeooo:rsid="001b60a1"/>
    </style:style>
    <style:style style:name="T50" style:family="text">
      <style:text-properties fo:color="#ff0f5a" loext:opacity="100%"/>
    </style:style>
    <style:style style:name="T51" style:family="text">
      <style:text-properties fo:color="#ff0f5a" loext:opacity="100%" officeooo:rsid="001dffc7"/>
    </style:style>
    <style:style style:name="T52" style:family="text">
      <style:text-properties officeooo:rsid="00139a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ANIMAL</text:span> (<text:span text:style-name="T1">código animal</text:span>, especie, fecha de ingreso, nombre, fecha de nacimiento*, fecha de fallecimiento*)</text:p>
      <text:p text:style-name="P1"/>
      <text:p text:style-name="P1">VIVE (<text:span text:style-name="T4">código animal</text:span><text:span text:style-name="T3">, </text:span><text:span text:style-name="T6">código zona</text:span>, <text:span text:style-name="T1">fecha entrada</text:span><text:span text:style-name="T2">, fecha salida)</text:span></text:p>
      <text:p text:style-name="P1"/>
      <text:p text:style-name="P2">ZONA (<text:span text:style-name="T1">código zona</text:span><text:span text:style-name="T2">, superficie, tipo, descripción</text:span>)</text:p>
      <text:p text:style-name="P3"/>
      <text:p text:style-name="P14">MANTIENE (<text:span text:style-name="T29">código zona</text:span>, <text:span text:style-name="T31">código empleado mantenimiento</text:span>, <text:span text:style-name="T1">fecha inicio</text:span>, fecha fin)</text:p>
      <text:p text:style-name="P2"/>
      <text:p text:style-name="P5">TRATAMIENTO (<text:span text:style-name="T1">cód. Tratamiento</text:span><text:span text:style-name="T2">, medicamento, dosis, frecuencia, observaciones*, fecha inicio, fecha fin</text:span><text:span text:style-name="T7">, </text:span><text:span text:style-name="T5">código animal, </text:span><text:span text:style-name="T13">cód empleado veterinario</text:span>)</text:p>
      <text:p text:style-name="P5"/>
      <text:p text:style-name="P6">PADECE (<text:span text:style-name="T8">código animal</text:span>, <text:span text:style-name="T9">nombre afección</text:span>, <text:span text:style-name="T1">fecha</text:span>)</text:p>
      <text:p text:style-name="P4"/>
      <text:p text:style-name="P4">AFECCIÓN <text:span text:style-name="T14">(</text:span><text:span text:style-name="T17">nombre</text:span><text:span text:style-name="T18">, gravedad, tipo,</text:span><text:span text:style-name="T10"> </text:span><text:span text:style-name="T35">código empleado veterinario</text:span>)</text:p>
      <text:p text:style-name="P4"/>
      <text:p text:style-name="P20"><text:span text:style-name="T14">SÍNTOMAS (</text:span><text:span text:style-name="T16">nombre_afección</text:span><text:span text:style-name="T14">, </text:span><text:span text:style-name="T1">síntoma)</text:span></text:p>
      <text:p text:style-name="P2"/>
      <text:p text:style-name="P7">VACUNA (<text:span text:style-name="T8">código animal</text:span>, <text:span text:style-name="T12">código empleado veterinario</text:span>)</text:p>
      <text:p text:style-name="P7"/>
      <text:p text:style-name="P7">ALIMENTA (<text:span text:style-name="T4">código animal</text:span>, <text:span text:style-name="T23">código empleado cuidador</text:span>, <text:span text:style-name="T26">cód. dieta</text:span>, cantidad, fecha)</text:p>
      <text:p text:style-name="P7"/>
      <text:p text:style-name="P13">CUIDA (<text:span text:style-name="T8">código animal</text:span>, <text:span text:style-name="T23">código empleado cuidador</text:span>, <text:span text:style-name="T1">fecha</text:span>, tipo cuidado, observaciones*)</text:p>
      <text:p text:style-name="P16"/>
      <text:p text:style-name="P16">EMPLEADO (<text:span text:style-name="T1">código empleado</text:span>, <text:span text:style-name="T14">nombre, apellido 1, apellido 2*, dirección,</text:span><text:span text:style-name="T19"> DNI</text:span><text:span text:style-name="T14">, </text:span><text:span text:style-name="T19">n.º SS</text:span><text:span text:style-name="T20">,</text:span><text:span text:style-name="T36"> </text:span><text:span text:style-name="T37">código empleado administrador</text:span>)</text:p>
      <text:p text:style-name="P16"/>
      <text:p text:style-name="P15">TIENE <text:span text:style-name="T44">(</text:span><text:span text:style-name="T40">código empleado</text:span><text:span text:style-name="T44">, </text:span><text:span text:style-name="T43">cód familiar</text:span><text:span text:style-name="T44">)</text:span></text:p>
      <text:p text:style-name="P16"/>
      <text:p text:style-name="P15"><text:span text:style-name="T41">FAMILIAR</text:span> (<text:span text:style-name="T1">cód. familiar</text:span>, <text:span text:style-name="T38">nombre, apellido 1, apellido 2, </text:span><text:span text:style-name="T39">DNI</text:span>)</text:p>
      <text:p text:style-name="P15"/>
      <text:p text:style-name="P15">TELÉFONO_FAMILIAR (<text:span text:style-name="T42">cód. familiar</text:span>, <text:span text:style-name="T1">teléfono</text:span>)</text:p>
      <text:p text:style-name="P16"/>
      <text:p text:style-name="P16"><text:span text:style-name="T14">TELÉFONO</text:span><text:span text:style-name="T21">_EMPLEADO</text:span> (<text:span text:style-name="T1">código empleado</text:span>, <text:span text:style-name="T16">teléfono</text:span><text:span text:style-name="T14">)</text:span></text:p>
      <text:p text:style-name="P16"/>
      <text:p text:style-name="P16"><text:span text:style-name="T14">ADMINISTRADOR</text:span> (<text:span text:style-name="T1">código empleado</text:span>)</text:p>
      <text:p text:style-name="P16"/>
      <text:p text:style-name="P7">CUIDADOR (<text:span text:style-name="T1">código empleado</text:span>, <text:span text:style-name="T52">código empleado cuidador formador</text:span>)</text:p>
      <text:p text:style-name="P16"/>
      <text:p text:style-name="P16"><text:span text:style-name="T11">VETERINARIO</text:span> (<text:span text:style-name="T1">código empleado</text:span>)</text:p>
      <text:p text:style-name="P16"/>
      <text:p text:style-name="P17"><text:span text:style-name="T14">FORMA VETERINARIO</text:span> (<text:span text:style-name="T33">código empleado veterinario formador</text:span><text:span text:style-name="T32">, </text:span><text:span text:style-name="T33">código empleado veterinario principiante</text:span><text:span text:style-name="T34">, </text:span><text:span text:style-name="T15">fecha inició formación, fecha final formación</text:span>)</text:p>
      <text:p text:style-name="P16"/>
      <text:p text:style-name="P16"><text:span text:style-name="T30">MANTENIMIENTO</text:span> (<text:span text:style-name="T1">código empleado</text:span>)</text:p>
      <text:p text:style-name="P16"/>
      <text:p text:style-name="P16"><text:span text:style-name="T45">CAJERO</text:span> (<text:span text:style-name="T1">código empleado</text:span>)</text:p>
      <text:p text:style-name="P16"/>
      <text:p text:style-name="P9">ORGANIZA (<text:span text:style-name="T12">código empleado veterinario</text:span>, <text:span text:style-name="T26">cód. dieta</text:span>)</text:p>
      <text:p text:style-name="P18"/>
      <text:p text:style-name="P8"><text:span text:style-name="T25">DIETA</text:span> (<text:span text:style-name="T1">cód. dieta</text:span>, tipo, observaciones*)</text:p>
      <text:p text:style-name="P8"/>
      <text:p text:style-name="P9"><text:soft-page-break/>COMPONE (<text:span text:style-name="T26">cód dieta</text:span>, <text:span text:style-name="T28">cód. alimento</text:span>, cantidad)</text:p>
      <text:p text:style-name="P9"/>
      <text:p text:style-name="P9"><text:span text:style-name="T27">ALIMENTO</text:span> (<text:span text:style-name="T1">cód. alimento</text:span>, nombre, grasas, proteínas, <text:span text:style-name="T1">hidratos</text:span>, stock)</text:p>
      <text:p text:style-name="P9"/>
      <text:p text:style-name="P10">ENTRADA (<text:span text:style-name="T1">n.º entrada</text:span>, Tipo de entrada, Precio base, Precio final, Fecha compra, Fecha visita, <text:span text:style-name="T45">código empleado cajero, </text:span><text:span text:style-name="T47">código cliente, </text:span><text:span text:style-name="T51">nº membresía</text:span>)</text:p>
      <text:p text:style-name="P10"/>
      <text:p text:style-name="P11"><text:span text:style-name="T46">CLIENTE</text:span> (<text:span text:style-name="T1">Cód. cliente</text:span>, <text:span text:style-name="T49">DNI*, Nombre, Apellido 1, Apellido 2*</text:span>)</text:p>
      <text:p text:style-name="P11"/>
      <text:p text:style-name="P12">TELÉFONO_CLIENTE (<text:span text:style-name="T48">Cód. cliente</text:span>, <text:span text:style-name="T1">teléfono</text:span>)</text:p>
      <text:p text:style-name="P12"/>
      <text:p text:style-name="P12"><text:span text:style-name="T50">MEMBRESÍA</text:span> (<text:span text:style-name="T1">n.º membresía</text:span>, porcentaje, precio anual, Fecha membresía, Tipo membresía, <text:span text:style-name="T46">Cód. cliente</text:span>)</text:p>
      <text:p text:style-name="P12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1:40:50.162011692</meta:creation-date>
    <meta:generator>LibreOffice/7.4.2.3$Linux_X86_64 LibreOffice_project/382eef1f22670f7f4118c8c2dd222ec7ad009daf</meta:generator>
    <dc:date>2023-12-14T14:27:23.024431127</dc:date>
    <meta:editing-duration>PT3H18M34S</meta:editing-duration>
    <meta:editing-cycles>21</meta:editing-cycles>
    <meta:document-statistic meta:table-count="0" meta:image-count="0" meta:object-count="0" meta:page-count="2" meta:paragraph-count="30" meta:word-count="240" meta:character-count="1964" meta:non-whitespace-character-count="1754"/>
  </office:meta>
</office:document-meta>
</file>